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Liberation Serif" svg:font-family="'Liberation Serif'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language="ca" fo:country="ES" officeooo:rsid="00249917" officeooo:paragraph-rsid="001ce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ume Bosch Pons, secretari de l'Ajuntament de Ciutadella,</text:p>
      <text:p text:style-name="P1">CERTIFIC: Que, d'acord amb els antecedents que consten en els ar-</text:p>
      <text:p text:style-name="P1">xius d'aquest departament, el senyor Pere Anglada Pons, amb DNI núm.</text:p>
      <text:p text:style-name="P1">1444777S, ha treballat en aquest ajuntament com a auxiliar adminis-</text:p>
      <text:p text:style-name="P1">tratiu del 2 de febrer al 30 de juny de 2004.</text:p>
      <text:p text:style-name="P1">I, perquè consti, sign aquest certificat amb el vistiplau del batle.</text:p>
      <text:p text:style-name="P1">Ciutadella, 5 de juliol de 2004</text:p>
      <text:p text:style-name="P1">[rúbrica]</text:p>
      <text:p text:style-name="P1">Vist i plau</text:p>
      <text:p text:style-name="P1">El batle</text:p>
      <text:p text:style-name="P1">[rúbrica]</text:p>
      <text:p text:style-name="P1">Gerard Vinent Sin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Liberation Serif" svg:font-family="'Liberation Serif'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0-29T09:51:19.165941660</dc:date>
    <meta:editing-duration>PT25M33S</meta:editing-duration>
    <meta:editing-cycles>5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12" meta:word-count="78" meta:character-count="459" meta:non-whitespace-character-count="393"/>
  </office:meta>
</office:document-meta>
</file>